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90000001916FAD70558C93097.png" manifest:media-type="image/png"/>
  <manifest:file-entry manifest:full-path="Pictures/1000028A000002950000029559A4C1A5DB1AE16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ie erstelle und versende ich einen neuen Digest?</text:p>
      <text:list xml:id="list3098139425" text:style-name="L1">
        <text:list-item>
          <text:p text:style-name="P2">Das GitHub Repository für die Toolchain inklusive der bisherigen Digests liegt hier: <text:a xlink:type="simple" xlink:href="https://github.com/SovereignCloudStack/newsletter" office:target-frame-name="_blank" xlink:show="new" text:style-name="Internet_20_link" text:visited-style-name="Visited_20_Internet_20_Link">https://github.com/SovereignCloudStack/newsletter</text:a> </text:p>
        </text:list-item>
        <text:list-item>
          <text:p text:style-name="P2">Im Ordner <text:span text:style-name="Source_20_Text">_digest</text:span> liegen nummerierte Markdown Dateien, die für den jeweiligen Digest stehen. </text:p>
        </text:list-item>
        <text:list-item>
          <text:p text:style-name="P2">Für einen neuen Digest legt man im <text:span text:style-name="Source_20_Text">_digest</text:span> Ordner eine neue <text:span text:style-name="Source_20_Text">.md</text:span>Datei an mit der neuen Nummer. (Tip: Am besten kopiert man die vorherige und ändert den Namen. So hat man das Layout/Struktur direkt übernommen und kann Text und Links zu Bildern ändern.) </text:p>
        </text:list-item>
        <text:list-item>
          <text:p text:style-name="P2">Im <text:span text:style-name="Source_20_Text">assets</text:span> Ordner liegen nummerierte Ordner, die für den jeweiligen Digest stehen. Darin befinden sich alle Bilder für den jeweiligen digest. </text:p>
        </text:list-item>
        <text:list-item>
          <text:p text:style-name="P2">Wenn man nun fertig ist mit der markdown und den Bildern: PR erstellen und mergen. Sobald der PR gemerged ist, startet eine gh-action und baut eine .eml (E-Mail) und .html (Gut für eine Vorschau ob alles passt) auf diese Adresse: <text:span text:style-name="Source_20_Text">https://sovereigncloudstack.github.io/newsletter/digest/${number}</text:span> Die Variable <text:span text:style-name="Source_20_Text">${number}</text:span> bitte mit der entsprechenden Digest Nummer ersetzen. </text:p>
        </text:list-item>
        <text:list-item>
          <text:p text:style-name="P1">Wenn man dann die .eml herunterlädt von <text:span text:style-name="Source_20_Text">https://sovereigncloudstack.github.io/newsletter/digest/${number}/mailing.eml</text:span> kann man diese verschicken. Wie man eine Mail aussendet ist hier beschrieben: <text:a xlink:type="simple" xlink:href="https://sovereigncloudstack.github.io/newsletter/digest/" office:target-frame-name="_blank" xlink:show="new" text:style-name="Internet_20_link" text:visited-style-name="Visited_20_Internet_20_Link">https://sovereigncloudstack.github.io/newsletter/digest/</text:a> </text:p>
        </text:list-item>
      </text:list>
      <text:p text:style-name="P3"/>
      <text:p text:style-name="P3"><text:a xlink:type="simple" xlink:href="https://github.com/SovereignCloudStack/newsletter" office:target-frame-name="_blank" xlink:show="new" text:style-name="Internet_20_link" text:visited-style-name="Visited_20_Internet_20_Link">GitHub - SovereignCloudStack/newsletter: Newsletter for the SCS community</text:a> - GitHub</text:p>
      <text:p text:style-name="P3">Newsletter for the SCS community. Contribute to SovereignCloudStack/newsletter development by creating an account on GitHub.</text:p>
      <text:p text:style-name="P3"><draw:frame draw:style-name="fr1" draw:name="Bild2" text:anchor-type="as-char" svg:width="0.476cm" svg:height="0.476cm" draw:z-index="0"><draw:image xlink:href="Pictures/1000028A000002950000029559A4C1A5DB1AE16C.svg" xlink:type="simple" xlink:show="embed" xlink:actuate="onLoad" draw:mime-type="image/svg+xml"/><draw:image xlink:href="Pictures/10000001000000190000001916FAD70558C9309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4:27:10.555425037</meta:creation-date>
    <dc:date>2023-04-27T14:27:48.018918873</dc:date>
    <meta:editing-duration>PT38S</meta:editing-duration>
    <meta:editing-cycles>1</meta:editing-cycles>
    <meta:document-statistic meta:table-count="0" meta:image-count="1" meta:object-count="0" meta:page-count="1" meta:paragraph-count="10" meta:word-count="201" meta:character-count="1506" meta:non-whitespace-character-count="1314"/>
    <meta:generator>LibreOffice/7.3.7.2$Linux_X86_64 LibreOffice_project/30$Build-2</meta:generator>
  </office:meta>
</office:document-meta>
</file>